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2472d9" officeooo:paragraph-rsid="002472d9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2011ae"/>
    </style:style>
    <style:style style:name="T4" style:family="text">
      <style:text-properties officeooo:rsid="0022054a"/>
    </style:style>
    <style:style style:name="T5" style:family="text">
      <style:text-properties officeooo:rsid="002309b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haracter is Alphabet or not </text:p>
      <text:p text:style-name="Standard"/>
      <text:p text:style-name="Standard">#include&lt;iostream&gt;</text:p>
      <text:p text:style-name="Standard">using namespace std;</text:p>
      <text:p text:style-name="Standard">int main(){</text:p>
      <text:p text:style-name="Standard"><text:s text:c="4"/>char alphabet;</text:p>
      <text:p text:style-name="Standard"><text:s text:c="4"/>cout&lt;&lt;"enter the Character"&lt;&lt;endl;</text:p>
      <text:p text:style-name="Standard"><text:s text:c="4"/>cin&gt;&gt;alphabet;</text:p>
      <text:p text:style-name="Standard"><text:s text:c="4"/>if(alphabet&gt;='a' &amp;&amp; alphabet&lt;='z' || alphabet&gt;='A'&amp;&amp; alphabet&gt;='Z'){</text:p>
      <text:p text:style-name="Standard"><text:s text:c="8"/>cout&lt;&lt;alphabet&lt;&lt;" is a Charcter ";</text:p>
      <text:p text:style-name="Standard"><text:s text:c="4"/>}</text:p>
      <text:p text:style-name="Standard"><text:s text:c="4"/>else{</text:p>
      <text:p text:style-name="Standard"><text:s text:c="8"/>cout&lt;&lt;alphabet&lt;&lt;" is not a character";</text:p>
      <text:p text:style-name="Standard"><text:s text:c="4"/>}</text:p>
      <text:p text:style-name="Standard">}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29T11:43:20.740113474</meta:creation-date>
    <dc:date>2022-06-29T14:22:27.803101220</dc:date>
    <meta:editing-duration>PT2H39M5S</meta:editing-duration>
    <meta:editing-cycles>5</meta:editing-cycles>
    <meta:generator>LibreOffice/6.4.7.2$Linux_X86_64 LibreOffice_project/40$Build-2</meta:generator>
    <meta:document-statistic meta:table-count="0" meta:image-count="0" meta:object-count="0" meta:page-count="1" meta:paragraph-count="14" meta:word-count="37" meta:character-count="332" meta:non-whitespace-character-count="264"/>
  </office:meta>
</office:document-meta>
</file>